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D000001CCBC2CA3404341AD53.png" manifest:media-type="image/png"/>
  <manifest:file-entry manifest:full-path="Pictures/10000000000002E8000000D5FE95B4C037DE5E97.png" manifest:media-type="image/png"/>
  <manifest:file-entry manifest:full-path="Pictures/10000000000001AD00000088B702E8FBEB0EB1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4.867cm" draw:z-index="0"><draw:image xlink:href="Pictures/10000000000002E8000000D5FE95B4C037DE5E97.png" xlink:type="simple" xlink:show="embed" xlink:actuate="onLoad"/></draw:frame></text:p>
      <text:p text:style-name="Standard"><draw:frame draw:style-name="fr2" draw:name="Imagen2" text:anchor-type="paragraph" svg:width="11.351cm" svg:height="3.598cm" draw:z-index="1"><draw:image xlink:href="Pictures/10000000000001AD00000088B702E8FBEB0EB1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width="17cm" svg:height="10.44cm" draw:z-index="2"><draw:image xlink:href="Pictures/10000000000002ED000001CCBC2CA3404341AD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58:46.017836336</meta:creation-date>
    <dc:date>2021-09-22T11:01:47.400313234</dc:date>
    <meta:editing-duration>PT3M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